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21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5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atin Modern Roman" fo:font-size="12pt" style:font-size-asian="12pt" style:font-size-complex="12pt"/>
    </style:style>
    <style:style style:name="T3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2.1cm" svg:y="1.097cm">
          <text:p text:style-name="P1"><text:span text:style-name="T1">G</text:span><text:span text:style-name="T2">(</text:span><text:span text:style-name="T1">j</text:span><text:span text:style-name="T3">ω</text:span><text:span text:style-name="T2">)</text:span></text:p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2.1cm" svg:y2="2.1cm">
          <text:p/>
        </draw:line>
        <draw:custom-shape draw:style-name="gr3" draw:text-style-name="P2" draw:layer="layout" svg:width="2.001cm" svg:height="2cm" svg:x="6.599cm" svg:y="1.097cm">
          <text:p text:style-name="P1"><text:span text:style-name="T2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099cm" svg:y="1.097cm">
          <text:p text:style-name="P1"><text:span text:style-name="T1">H</text:span><text:span text:style-name="T2">(</text:span><text:span text:style-name="T1">z</text:span><text:span text:style-name="T2">)</text:span></text:p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2" draw:layer="layout" svg:width="4cm" svg:height="3.301cm" svg:x="1.1cm" svg:y="0.099cm">
          <text:p text:style-name="P1"><text:span text:style-name="T2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1">s</text:span><text:span text:style-name="T2">(</text:span><text:span text:style-name="T1">t</text:span><text:span text:style-name="T2">)</text:span></text:p>
          </draw:text-box>
        </draw:frame>
        <draw:frame draw:style-name="gr6" draw:text-style-name="P6" draw:layer="layout" svg:width="0.921cm" svg:height="0.912cm" svg:x="5.088cm" svg:y="1.2cm">
          <draw:text-box>
            <text:p text:style-name="P5"><text:span text:style-name="T1">y</text:span><text:span text:style-name="T2">(</text:span><text:span text:style-name="T1">t</text:span><text:span text:style-name="T2">)</text:span></text:p>
          </draw:text-box>
        </draw:frame>
        <draw:frame draw:style-name="gr7" draw:text-style-name="P6" draw:layer="layout" svg:width="0.875cm" svg:height="0.912cm" svg:x="8.9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frame draw:style-name="gr8" draw:text-style-name="P6" draw:layer="layout" svg:width="0.997cm" svg:height="0.912cm" svg:x="14.1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custom-shape draw:style-name="gr4" draw:text-style-name="P2" draw:layer="layout" svg:width="4cm" svg:height="3.301cm" svg:x="10.101cm" svg:y="0.099cm">
          <text:p text:style-name="P1"><text:span text:style-name="T2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7:00:40.406993058</dc:date>
    <dc:creator>Łukasz Dróżdż</dc:creator>
    <meta:editing-duration>PT1H23M42S</meta:editing-duration>
    <meta:editing-cycles>24</meta:editing-cycles>
    <meta:generator>LibreOffice/7.4.5.1$Linux_X86_64 LibreOffice_project/40$Build-1</meta:generator>
    <meta:document-statistic meta:object-count="33"/>
  </office:meta>
</office:document-meta>
</file>